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Standard">
      <style:text-properties officeooo:rsid="001a6596" officeooo:paragraph-rsid="001a6596"/>
    </style:style>
    <style:style style:name="T1" style:family="text">
      <style:text-properties officeooo:rsid="001b9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justing pot clockwise increases voltage on pin 13 (-AD), and <text:span text:style-name="T1">pin 8 (PWM) voltage increases</text:span> to compensate. Turning counterclockwise does the oppo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 Regular" style:font-family-asian="'Source Han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9:42:15.861903936</meta:creation-date>
    <dc:date>2018-10-10T19:48:35.186491652</dc:date>
    <meta:editing-duration>PT6M19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" meta:word-count="22" meta:character-count="151" meta:non-whitespace-character-count="130"/>
  </office:meta>
</office:document-meta>
</file>